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9.61mm" svg:y="14.02mm">
            <loext:p draw:notify-on-update-of-ranges="Sheet1.A1:Sheet1.A1 Sheet1.A2:Sheet1.A7 Sheet1.B1:Sheet1.B1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OTAL <text:s/>APPLICANT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9:36:36.176733078</meta:creation-date>
    <dc:date>2017-12-20T19:41:55.961277334</dc:date>
    <meta:editing-duration>PT5M20S</meta:editing-duration>
    <meta:editing-cycles>1</meta:editing-cycles>
    <meta:document-statistic meta:table-count="1" meta:cell-count="1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58cm" svg:y="4.201cm" style:legend-expansion="high" chart:style-name="ch2"/>
        <chart:plot-area chart:style-name="ch3" table:cell-range-address="Sheet1.A1:Sheet1.B7" chart:data-source-has-labels="both" svg:x="0.32cm" svg:y="0.18cm" svg:width="11.218cm" svg:height="8.64cm">
          <chartooo:coordinate-region svg:x="1.312cm" svg:y="0.18cm" svg:width="9.669cm" svg:height="7.993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 APPLICA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2:Sheet1.A7</svg:desc>
                </draw:g>
              </table:table-cell>
              <table:table-cell office:value-type="float" office:value="358767">
                <text:p>358767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